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paragraph-rsid="000ef206"/>
    </style:style>
    <style:style style:name="P3" style:family="paragraph" style:parent-style-name="Standard">
      <style:text-properties officeooo:rsid="000ef206" officeooo:paragraph-rsid="000ef206"/>
    </style:style>
    <style:style style:name="T1" style:family="text">
      <style:text-properties officeooo:rsid="00108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Internationalization 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Internationalization" text:style-name="Internet_20_link" text:visited-style-name="Visited_20_Internet_20_Link">https://github.com/kishanpatel-simform/lms_practical/tree/master/Internationalization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4T11:57:49.533407976</dc:date>
    <meta:editing-duration>PT2M3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0" meta:character-count="149" meta:non-whitespace-character-count="141"/>
  </office:meta>
</office:document-meta>
</file>